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5-08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5-06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5-03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4-12-0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4-07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4-05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4-03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3-12-0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3-09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3-06-1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3-02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2-10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2-07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2-05-1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2-01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1-10-0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1-07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1-04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1-02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0-10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0-07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0-05-0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20-01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9-10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9-07-11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9-04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9-02-0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8-10-0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8-07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8-04-1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8-01-04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7-10-02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7-07-0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7-05-01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7-01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10-0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10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7-0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4-01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6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4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2-01-04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10-0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5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4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4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1-01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10-12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03-08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0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200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12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8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125092252901</text:p>
          </table:table-cell>
          <table:table-cell office:value-type="string" calcext:value-type="string">
            <text:p>R-955</text:p>
          </table:table-cell>
          <table:table-cell office:value-type="string" calcext:value-type="string">
            <text:p>1973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62" meta:object-count="0"/>
    <meta:user-defined meta:name="AppVersion">3.0</meta:user-defined>
  </office:meta>
</office:document-meta>
</file>